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100000000A0039CE986E370397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109f" officeooo:paragraph-rsid="0013109f"/>
    </style:style>
    <style:style style:name="T1" style:family="text">
      <style:text-properties officeooo:rsid="0013f16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Exercise <text:span text:style-name="T1">2</text:span>:</text:p>
      <text:p text:style-name="P1"/>
      <text:p text:style-name="P1">plots for 50% loss of thrust</text:p>
      <text:p text:style-name="P1"/>
      <text:p text:style-name="P1"><draw:frame draw:style-name="fr1" draw:name="Image1" text:anchor-type="char" svg:width="7.7126in" svg:height="4.8201in" draw:z-index="0"><draw:image xlink:href="Pictures/100000010000100000000A0039CE986E3703978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30T16:51:34.363064746</meta:creation-date>
    <dc:date>2024-11-30T17:04:13.555864833</dc:date>
    <meta:editing-duration>PT7M21S</meta:editing-duration>
    <meta:editing-cycles>3</meta:editing-cycles>
    <meta:generator>LibreOffice/7.3.7.2$Linux_X86_64 LibreOffice_project/30$Build-2</meta:generator>
    <meta:print-date>2024-11-30T17:01:04.885575445</meta:print-date>
    <meta:document-statistic meta:table-count="0" meta:image-count="1" meta:object-count="0" meta:page-count="1" meta:paragraph-count="2" meta:word-count="8" meta:character-count="40" meta:non-whitespace-character-count="33"/>
  </office:meta>
</office:document-meta>
</file>